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6.739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9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817cm" fo:min-width="1.836cm"/>
    </style:style>
    <style:style style:name="gr6" style:family="graphic" style:parent-style-name="standard">
      <style:graphic-properties draw:textarea-horizontal-align="justify" draw:textarea-vertical-align="middle" draw:auto-grow-height="false" fo:min-height="1.348cm" fo:min-width="2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1.524cm" svg:x="1.889cm" svg:y="4.048cm">
          <text:p text:style-name="P1">Data 1</text:p>
          <text:p text:style-name="P1">(100s of feature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61cm" svg:height="1.778cm" svg:x="13.192cm" svg:y="4.048cm">
          <text:p text:style-name="P1">Data 2</text:p>
          <text:p text:style-name="P1">(10s of features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271cm" svg:y1="4.937cm" svg:x2="12.684cm" svg:y2="4.937cm">
          <text:p/>
        </draw:line>
        <draw:frame draw:style-name="gr4" draw:text-style-name="P4" draw:layer="layout" svg:width="1.806cm" svg:height="0.962cm" svg:x="10.398cm" svg:y="5.064cm">
          <draw:text-box>
            <text:p text:style-name="P3">PCA</text:p>
          </draw:text-box>
        </draw:frame>
        <draw:line draw:style-name="gr3" draw:text-style-name="P2" draw:layer="layout" svg:x1="16.113cm" svg:y1="6.461cm" svg:x2="16.113cm" svg:y2="9.763cm">
          <text:p/>
        </draw:line>
        <draw:frame draw:style-name="gr4" draw:text-style-name="P4" draw:layer="layout" svg:width="6.094cm" svg:height="1.673cm" svg:x="13.7cm" svg:y="6.969cm">
          <draw:text-box>
            <text:p text:style-name="P3">Supervised learning</text:p>
            <text:p text:style-name="P3">(e.g. SVM)</text:p>
          </draw:text-box>
        </draw:frame>
        <draw:custom-shape draw:style-name="gr5" draw:text-style-name="P5" draw:layer="layout" svg:width="3.302cm" svg:height="2.921cm" svg:x="14.716cm" svg:y="10.398cm">
          <text:p text:style-name="P5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7cm" svg:y1="11.922cm" svg:x2="10.017cm" svg:y2="11.922cm">
          <text:p/>
        </draw:line>
        <draw:custom-shape draw:style-name="gr6" draw:text-style-name="P5" draw:layer="layout" svg:width="4.064cm" svg:height="2.54cm" svg:x="4.81cm" svg:y="10.525cm">
          <text:p text:style-name="P5">Scor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6" draw:layer="layout" svg:width="3.683cm" svg:height="1.27cm" svg:x="10.271cm" svg:y="10.652cm">
          <draw:text-box>
            <text:p>Evaluate</text:p>
          </draw:text-box>
        </draw:frame>
        <draw:line draw:style-name="gr3" draw:text-style-name="P2" draw:layer="layout" svg:x1="6.334cm" svg:y1="9.255cm" svg:x2="10.906cm" svg:y2="6.588cm">
          <text:p/>
        </draw:line>
        <draw:frame draw:style-name="gr4" draw:text-style-name="P6" draw:layer="layout" svg:width="5.4cm" svg:height="1.673cm" svg:x="5.699cm" svg:y="7.604cm">
          <draw:text-box>
            <text:p>Reevaluate</text:p>
            <text:p>PCA compon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23:02:09.806827923</meta:creation-date>
    <dc:date>2019-07-11T23:13:18.478160142</dc:date>
    <meta:editing-duration>PT43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